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style>
    <style:style style:name="T2" style:parent-style-name="Έντονηαναφορά" style:family="text">
      <style:text-properties fo:font-size="24pt" style:font-size-asian="24pt" style:font-size-complex="24pt" fo:language="en" fo:country="US"/>
    </style:style>
    <style:style style:name="P3" style:parent-style-name="Βασικό" style:family="paragraph">
      <style:text-properties fo:font-size="22pt" style:font-size-asian="22pt" fo:language="en" fo:country="US"/>
    </style:style>
    <style:style style:name="P4" style:parent-style-name="Βασικό" style:family="paragraph">
      <style:text-properties fo:font-size="14pt" style:font-size-asian="14pt"/>
    </style:style>
    <style:style style:name="P5" style:parent-style-name="Βασικό" style:family="paragraph">
      <style:text-properties fo:font-size="14pt" style:font-size-asian="14pt"/>
    </style:style>
    <style:style style:name="P6" style:parent-style-name="Βασικό" style:family="paragraph">
      <style:text-properties fo:font-size="14pt" style:font-size-asian="14pt"/>
    </style:style>
    <style:style style:name="P7" style:parent-style-name="Βασικό" style:family="paragraph">
      <style:text-properties fo:font-size="14pt" style:font-size-asian="14pt"/>
    </style:style>
    <style:style style:name="T8" style:parent-style-name="Προεπιλεγμένηγραμματοσειρά" style:family="text">
      <style:text-properties fo:font-size="14pt" style:font-size-asian="14pt"/>
    </style:style>
    <style:style style:name="T9" style:parent-style-name="Προεπιλεγμένηγραμματοσειρά" style:family="text">
      <style:text-properties fo:font-size="14pt" style:font-size-asian="14pt"/>
    </style:style>
    <style:style style:name="T10" style:parent-style-name="Προεπιλεγμένηγραμματοσειρά" style:family="text">
      <style:text-properties fo:font-size="14pt" style:font-size-asian="14pt"/>
    </style:style>
    <style:style style:name="T11" style:parent-style-name="Προεπιλεγμένηγραμματοσειρά" style:family="text">
      <style:text-properties fo:font-size="14pt" style:font-size-asian="14pt"/>
    </style:style>
    <style:style style:name="T12" style:parent-style-name="Προεπιλεγμένηγραμματοσειρά" style:family="text">
      <style:text-properties fo:font-size="14pt" style:font-size-asian="14pt"/>
    </style:style>
    <style:style style:name="T13" style:parent-style-name="Προεπιλεγμένηγραμματοσειρά" style:family="text">
      <style:text-properties fo:font-size="14pt" style:font-size-asian="14pt"/>
    </style:style>
    <style:style style:name="T14" style:parent-style-name="Προεπιλεγμένηγραμματοσειρά" style:family="text">
      <style:text-properties fo:font-size="14pt" style:font-size-asian="14pt"/>
    </style:style>
    <style:style style:name="T15" style:parent-style-name="Προεπιλεγμένηγραμματοσειρά" style:family="text">
      <style:text-properties fo:font-size="14pt" style:font-size-asian="14pt"/>
    </style:style>
    <style:style style:name="T16" style:parent-style-name="Προεπιλεγμένηγραμματοσειρά" style:family="text">
      <style:text-properties fo:font-size="14pt" style:font-size-asian="14pt"/>
    </style:style>
    <style:style style:name="T17" style:parent-style-name="Προεπιλεγμένηγραμματοσειρά" style:family="text">
      <style:text-properties fo:font-size="14pt" style:font-size-asian="14pt"/>
    </style:style>
    <style:style style:name="T18" style:parent-style-name="Προεπιλεγμένηγραμματοσειρά" style:family="text">
      <style:text-properties fo:font-size="14pt" style:font-size-asian="14pt"/>
    </style:style>
    <style:style style:name="T19" style:parent-style-name="Προεπιλεγμένηγραμματοσειρά" style:family="text">
      <style:text-properties fo:font-size="14pt" style:font-size-asian="14pt"/>
    </style:style>
    <style:style style:name="T20" style:parent-style-name="Προεπιλεγμένηγραμματοσειρά" style:family="text">
      <style:text-properties fo:font-size="14pt" style:font-size-asian="14pt" fo:language="en" fo:country="US"/>
    </style:style>
    <style:style style:name="T21" style:parent-style-name="Προεπιλεγμένηγραμματοσειρά" style:family="text">
      <style:text-properties fo:font-size="14pt" style:font-size-asian="14pt"/>
    </style:style>
    <style:style style:name="T22" style:parent-style-name="Προεπιλεγμένηγραμματοσειρά" style:family="text">
      <style:text-properties fo:font-size="14pt" style:font-size-asian="14pt"/>
    </style:style>
    <style:style style:name="T23" style:parent-style-name="Προεπιλεγμένηγραμματοσειρά" style:family="text">
      <style:text-properties fo:font-size="14pt" style:font-size-asian="14pt" fo:language="en" fo:country="US"/>
    </style:style>
    <style:style style:name="T24" style:parent-style-name="Προεπιλεγμένηγραμματοσειρά" style:family="text">
      <style:text-properties fo:font-size="14pt" style:font-size-asian="14pt"/>
    </style:style>
    <style:style style:name="T25" style:parent-style-name="Προεπιλεγμένηγραμματοσειρά" style:family="text">
      <style:text-properties fo:font-size="14pt" style:font-size-asian="14pt" fo:language="en" fo:country="US"/>
    </style:style>
    <style:style style:name="T26" style:parent-style-name="Προεπιλεγμένηγραμματοσειρά" style:family="text">
      <style:text-properties fo:font-size="14pt" style:font-size-asian="14pt"/>
    </style:style>
    <style:style style:name="T27" style:parent-style-name="Προεπιλεγμένηγραμματοσειρά" style:family="text">
      <style:text-properties fo:font-size="14pt" style:font-size-asian="14pt"/>
    </style:style>
    <style:style style:name="T28" style:parent-style-name="Προεπιλεγμένηγραμματοσειρά" style:family="text">
      <style:text-properties fo:font-size="14pt" style:font-size-asian="14pt"/>
    </style:style>
    <style:style style:name="T29" style:parent-style-name="Προεπιλεγμένηγραμματοσειρά" style:family="text">
      <style:text-properties fo:font-size="14pt" style:font-size-asian="14pt"/>
    </style:style>
    <style:style style:name="T30" style:parent-style-name="Προεπιλεγμένηγραμματοσειρά" style:family="text">
      <style:text-properties fo:font-size="14pt" style:font-size-asian="14pt"/>
    </style:style>
    <style:style style:name="T31" style:parent-style-name="Προεπιλεγμένηγραμματοσειρά" style:family="text">
      <style:text-properties fo:font-size="14pt" style:font-size-asian="14pt"/>
    </style:style>
    <style:style style:name="T32" style:parent-style-name="Προεπιλεγμένηγραμματοσειρά" style:family="text">
      <style:text-properties fo:font-size="14pt" style:font-size-asian="14pt"/>
    </style:style>
    <style:style style:name="T33" style:parent-style-name="Προεπιλεγμένηγραμματοσειρά" style:family="text">
      <style:text-properties fo:font-size="14pt" style:font-size-asian="14pt"/>
    </style:style>
    <style:style style:name="T34" style:parent-style-name="Προεπιλεγμένηγραμματοσειρά" style:family="text">
      <style:text-properties fo:font-size="14pt" style:font-size-asian="14pt"/>
    </style:style>
    <style:style style:name="T35" style:parent-style-name="Προεπιλεγμένηγραμματοσειρά" style:family="text">
      <style:text-properties fo:font-size="14pt" style:font-size-asian="14pt"/>
    </style:style>
    <style:style style:name="T36" style:parent-style-name="Προεπιλεγμένηγραμματοσειρά" style:family="text">
      <style:text-properties fo:font-size="14pt" style:font-size-asian="14pt"/>
    </style:style>
    <style:style style:name="T37" style:parent-style-name="Προεπιλεγμένηγραμματοσειρά" style:family="text">
      <style:text-properties fo:font-size="14pt" style:font-size-asian="14pt"/>
    </style:style>
    <style:style style:name="T38" style:parent-style-name="Προεπιλεγμένηγραμματοσειρά" style:family="text">
      <style:text-properties fo:font-size="14pt" style:font-size-asian="14pt"/>
    </style:style>
    <style:style style:name="T39" style:parent-style-name="Προεπιλεγμένηγραμματοσειρά" style:family="text">
      <style:text-properties fo:font-size="14pt" style:font-size-asian="14pt" fo:language="en" fo:country="US"/>
    </style:style>
    <style:style style:name="T40" style:parent-style-name="Προεπιλεγμένηγραμματοσειρά" style:family="text">
      <style:text-properties fo:font-size="14pt" style:font-size-asian="14pt"/>
    </style:style>
    <style:style style:name="T41" style:parent-style-name="Προεπιλεγμένηγραμματοσειρά" style:family="text">
      <style:text-properties fo:font-size="14pt" style:font-size-asian="14pt"/>
    </style:style>
  </office:automatic-styles>
  <office:body>
    <office:text text:use-soft-page-breaks="true">
      <text:p text:style-name="P1"><text:span text:style-name="T2">The Interface of a User’s Psychology</text:span></text:p>
      <text:p text:style-name="P3"/>
      <text:p text:style-name="P4">Συχνά χρησιμοποιούμε την φράση «μην κρίνεις ένα βιβλιο από το εξώφυλλό του», αλλά τι παραπάνω προσφέρει το εξώφυλλο ενός βιβλίου πέραν από το να σε κάνει να εχεις έναν ακόμα λόγο να θες να το<text:s/>διαβάσεις;<text:s/></text:p>
      <text:p text:style-name="P5">Γιατι έχουμε την ασυναίσθητη τάση να απορρίπτουμε κάτι με το που το δούμε και να λατρεύουμε κάτι άλλο «με τη πρώτη ματιά»;<text:s/></text:p>
      <text:p text:style-name="P6">Είναι οι πιο διάσημες εφαρμογές , οι πιο χρήσιμες;</text:p>
      <text:p text:style-name="P7">Σε όλους μας αρέσει να περιβαλλόμαστε από πράγματα και ανθρώπους που<text:s/>μας κάνουν να νιώθουμε άνετα, χωρίς να προβληματιζόμαστε παραπάνω από όσο θέλουμε. Συχνά όμως ερχόμαστε αντιμέτωποι με καταστάσεις που δεν μας αρέσουν, που μας φέρνουν σε δύσκολη θέση και δεν μας επιτρέπουν να συνεχίσουμε να νιώθουμε το ίδιο άνετοι με πριν. Ένα καλό παράδειγμα για αυτή την περίπτωση είναι οι άνθρωποι μεγαλύτερης ηλικίας που επιχειρούν για πρώτη φορά να προηγηθούν σε μια διαδικτυακή σελίδα είτε για να διαβάσουν κάποιο άρθρο είτε για να ενημερωθούν για τα «νέα» της ημέρας και, τις περισσότερες φορές, καταλήγουν πανικοβλημένοι να ανοίγουν την εφημερίδα. Αντίθετα, παρατηρούμε πως άτομα κάθε ηλικίας τείνουν να ελκύονται από το συναρπαστικό εικονικό κόσμο των πασίγνωστων κοινωνικών μέσων, από την αρχή της ισχύς τους σαν σελίδες έως και με την προτιμότερη τωρινή τους μορφή σαν εφαρμογές.</text:p>
      <text:p text:style-name="Βασικό"><text:span text:style-name="T8">Αυτό που και στις δύο περιπτώσεις έπαιξε σημαντικό ρολό είναι η δύναμη της επικοινωνίας του τεχνητού χώρου με τον άνθρωπο. Τα τελευταία χρόνια, που η τεχνολογία έχει εν μέρη εξασφαλιστεί στα περισσότερα μέρη του κόσ</text:span><text:span text:style-name="T9">μου, οι διαρκώς πολλαπλασιαζόμενες εταιρίες επιχειρούν διαρκώς να κάνουν τα προϊόντα τους πιο θελκτικά στο κοινό τους. Εδώ όμως είναι το πρόβλημα που κάθε δημιουργός δύναται να αντιμετωπίσει. Ξέρουμε οτι αν το αποτέλεσμα του κόπου μας είναι «ωραίο», θα το<text:s/></text:span><text:span text:style-name="T10">προτιμήσουν παραπάνω άτομα. Είναι όμως το «ωραίο» ίδιο για κάθε άνθρωπο; Η απάντηση ,με ελάχιστες εξαιρέσεις φυσικά, είναι: όχι. Κάθε άνθρωπος εχει δικαίωμα να του αρέσουν πράγματα ανεξάρτητα από τους υπολοίπους και με βάση αυτά να κάνει<text:s/></text:span><text:soft-page-break/><text:span text:style-name="T11">τις επιλογές του.<text:s/></text:span><text:span text:style-name="T12">Δεν υπάρχει κάποιο αδιαμφησβήτητο κριτήριο για το πως συνολικά οι άνθρωποι δέχονται κάποια πράγματα και να τους αρέσουν και κάποια όχι. Δεν μπορούμε να ορίσουμε το «γούστο» σαν κάτι που μαθαίνεις να το έχεις αλλά σαν μια ορμή που προκύπτει ασυναίσθητα με τ</text:span><text:span text:style-name="T13">ις ξεχωριστές εμπειρίες και επιρροές του καθενός. Καταλαβαίνουμε, λοιπον, πως δεν είναι και το πιο εύκολο εγχείρημα να μπούμε στην ψυχολογία κάθε χρήστη για να μάθουμε τι θα ήθελε να έχει το προϊόν μας για να το προτιμήσει. Δεδομένου αυτού, μας μένει μόνο<text:s/></text:span><text:span text:style-name="T14">να προσπαθήσουμε ως δημιουργοί να κάνουμε το προϊόν μας να είναι «εν μέρη ωραίο» σε οσο περισσοτέρους χρήστες γίνεται. Και μπορεί οι εφαρμογές και οι ιστοσελίδες να μην έχουν «εξώφυλλο» όμως σιγουρα υπαρχουν άλλοι τρόποι να κάνουμε τον χρήστη μολις έρθει σ</text:span><text:span text:style-name="T15">ε επαφή με το προϊόν μας να νιώσει σαν να εισέρχεται σε ένα δωμάτιο γεμάτο με εικόνες, χρώματα ή θεματα εύπεπτα και θετικά προς το μάτι αλλά και την ψυχολογία του. Η προσπάθεια αυτή μόνο εύκολη δεν μπορεί να θεωρηθεί καθώς δεν είναι και λίγα τα αληθινά παρ</text:span><text:span text:style-name="T16">άδειγμα από εταιρίες που οι προσπάθειες τους να εφαρμόσουν το «γούστο» των καταναλωτών στα προϊόντα τους κατέληξαν άκαρπες με αρνητικές επιπτώσεις μεγάλης αξίας (χρήματα - κύρος).<text:s/></text:span><text:span text:style-name="T17">Μεγάλες εταιρίες έχουν καταφέρει να βγουν από την διαδικασία της αναζήτησης για το «τέλειο» δίνοντας στο χρήστη τη δυνατότητα να μπορεί να φτιάξει το δικό του περιβάλλον μέσα από διάφορες επιλογές</text:span><text:span text:style-name="T18">,</text:span><text:span text:style-name="T19"><text:s/>όπως η<text:s/></text:span><text:span text:style-name="T20">Samsung</text:span><text:span text:style-name="T21"><text:s/></text:span><text:span text:style-name="T22">με το κατάστημα<text:s/></text:span><text:span text:style-name="T23">Galaxy</text:span><text:span text:style-name="T24"><text:s/></text:span><text:span text:style-name="T25">Themes</text:span><text:span text:style-name="T26"><text:s/></text:span><text:span text:style-name="T27">με το οποίο ο καταναλωτής μπορεί να επιλεγεί το θέμα, το φόντο αλλά και τα εικονίδια του κινητού του</text:span><text:span text:style-name="T28">,</text:span><text:span text:style-name="T29"><text:s/>το οπο</text:span><text:span text:style-name="T30">ί</text:span><text:span text:style-name="T31">ο</text:span><text:span text:style-name="T32"><text:s/>εχει θεωρηθεί μέχρι στιγμής</text:span><text:span text:style-name="T33"><text:s/></text:span><text:span text:style-name="T34">αρκετά ικανοποιητικό</text:span><text:span text:style-name="T35">.</text:span></text:p>
      <text:p text:style-name="Βασικό"><text:span text:style-name="T36">Συμπεραίνουμε, λοιπόν, πως όσο σημαντικό είναι το πε</text:span><text:span text:style-name="T37">ριεχόμενο του δημιουργήματος άλλο τόσο είναι και το περιβάλλον του. Όσο καινοτόμα κι αν είναι η εφαρμογή δεν θα λάβει την προσοχή που αρμόζει στον κόπο του δημιουργού, αν δεν είναι κατανοητή από τον χρήστη. Αν μια ιστοσελίδα δεν εξασφαλίζει το ενδιαφέρον τ</text:span><text:span text:style-name="T38">ου επισκέπτη μολις ανοίξει το<text:s/></text:span><text:span text:style-name="T39">link</text:span><text:span text:style-name="T40"><text:s/>της, δεν μπορεί να θεωρείται επιτυχημένη. Η επικοινωνία ανθρώπου – υπολογιστή είναι απαραίτητη και η ψυχολογία του πρώτου είναι<text:s/></text:span><text:span text:style-name="T41">βασικός πυλώνας στην ολοκλήρωση της.</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he" style:country-complex="IL"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SILEIOS BALLAS</meta:initial-creator>
    <dc:creator>Bill Master</dc:creator>
    <meta:creation-date>2020-03-31T18:58:00Z</meta:creation-date>
    <dc:date>2020-04-02T19:35:00Z</dc:date>
    <meta:template xlink:href="Normal.dotm" xlink:type="simple"/>
    <meta:editing-cycles>7</meta:editing-cycles>
    <meta:editing-duration>PT23820S</meta:editing-duration>
    <meta:document-statistic meta:page-count="2" meta:paragraph-count="8" meta:word-count="646" meta:character-count="4130" meta:row-count="29" meta:non-whitespace-character-count="3492"/>
  </office:meta>
</office:document-meta>
</file>